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998c2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0998c2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style:style style:name="P66" style:family="paragraph" style:parent-style-name="Text_20_body" style:list-style-name="L64"/>
    <style:style style:name="P67" style:family="paragraph" style:parent-style-name="Text_20_body" style:list-style-name="L65"/>
    <style:style style:name="P68" style:family="paragraph" style:parent-style-name="Text_20_body" style:list-style-name="L66"/>
    <style:style style:name="P69" style:family="paragraph" style:parent-style-name="Text_20_body" style:list-style-name="L67"/>
    <style:style style:name="P70" style:family="paragraph" style:parent-style-name="Text_20_body" style:list-style-name="L68"/>
    <style:style style:name="P71" style:family="paragraph" style:parent-style-name="Text_20_body" style:list-style-name="L69"/>
    <style:style style:name="P72" style:family="paragraph" style:parent-style-name="Text_20_body" style:list-style-name="L70"/>
    <style:style style:name="P73" style:family="paragraph" style:parent-style-name="Text_20_body" style:list-style-name="L71"/>
    <style:style style:name="P74" style:family="paragraph" style:parent-style-name="Text_20_body" style:list-style-name="L72"/>
    <style:style style:name="P75" style:family="paragraph" style:parent-style-name="Text_20_body" style:list-style-name="L73"/>
    <style:style style:name="P76" style:family="paragraph" style:parent-style-name="Text_20_body" style:list-style-name="L74"/>
    <style:style style:name="P77" style:family="paragraph" style:parent-style-name="Text_20_body" style:list-style-name="L75"/>
    <style:style style:name="P78" style:family="paragraph" style:parent-style-name="Text_20_body" style:list-style-name="L76"/>
    <style:style style:name="P79" style:family="paragraph" style:parent-style-name="Text_20_body" style:list-style-name="L77"/>
    <style:style style:name="P80" style:family="paragraph" style:parent-style-name="Text_20_body" style:list-style-name="L78"/>
    <style:style style:name="P81" style:family="paragraph" style:parent-style-name="Text_20_body" style:list-style-name="L79"/>
    <style:style style:name="P82" style:family="paragraph" style:parent-style-name="Text_20_body" style:list-style-name="L80"/>
    <style:style style:name="P83" style:family="paragraph" style:parent-style-name="Text_20_body" style:list-style-name="L81"/>
    <style:style style:name="P84" style:family="paragraph" style:parent-style-name="Text_20_body" style:list-style-name="L82"/>
    <style:style style:name="P85" style:family="paragraph" style:parent-style-name="Text_20_body" style:list-style-name="L83"/>
    <style:style style:name="P86" style:family="paragraph" style:parent-style-name="Text_20_body" style:list-style-name="L84"/>
    <style:style style:name="P87" style:family="paragraph" style:parent-style-name="Text_20_body" style:list-style-name="L85"/>
    <style:style style:name="P88" style:family="paragraph" style:parent-style-name="Text_20_body" style:list-style-name="L86"/>
    <style:style style:name="P89" style:family="paragraph" style:parent-style-name="Text_20_body" style:list-style-name="L87"/>
    <style:style style:name="P90" style:family="paragraph" style:parent-style-name="Text_20_body" style:list-style-name="L88"/>
    <style:style style:name="P91" style:family="paragraph" style:parent-style-name="Text_20_body" style:list-style-name="L89"/>
    <style:style style:name="P92" style:family="paragraph" style:parent-style-name="Text_20_body" style:list-style-name="L90"/>
    <style:style style:name="P93" style:family="paragraph" style:parent-style-name="Text_20_body" style:list-style-name="L91"/>
    <style:style style:name="P94" style:family="paragraph" style:parent-style-name="Text_20_body" style:list-style-name="L92"/>
    <style:style style:name="P95" style:family="paragraph" style:parent-style-name="Text_20_body" style:list-style-name="L93"/>
    <style:style style:name="P96" style:family="paragraph" style:parent-style-name="Text_20_body" style:list-style-name="L94"/>
    <style:style style:name="P97" style:family="paragraph" style:parent-style-name="Text_20_body" style:list-style-name="L95"/>
    <style:style style:name="P98" style:family="paragraph" style:parent-style-name="Text_20_body" style:list-style-name="L96"/>
    <style:style style:name="P99" style:family="paragraph" style:parent-style-name="Text_20_body" style:list-style-name="L97"/>
    <style:style style:name="P100" style:family="paragraph" style:parent-style-name="Text_20_body" style:list-style-name="L98"/>
    <style:style style:name="P101" style:family="paragraph" style:parent-style-name="Text_20_body" style:list-style-name="L99"/>
    <style:style style:name="P102" style:family="paragraph" style:parent-style-name="Text_20_body" style:list-style-name="L100"/>
    <style:style style:name="P103" style:family="paragraph" style:parent-style-name="Text_20_body" style:list-style-name="L10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VOLUME 1 — The Self in Layers</text:h>
      <text:p text:style-name="Text_20_body"><text:span text:style-name="Strong_20_Emphasis">Goal:</text:span> Construct a psychological and philosophical profile from surface to soul.</text:p>
      <text:p text:style-name="Text_20_body"><text:span text:style-name="Strong_20_Emphasis">1. Name, Form, Identity</text:span></text:p>
      <text:list text:style-name="L1">
        <text:list-item>
          <text:p text:style-name="P1">What is your full legal name? What names do you prefer to be called, and by whom?</text:p>
        </text:list-item>
        <text:list-item>
          <text:p text:style-name="P1">Do you associate certain names with certain phases of life?</text:p>
        </text:list-item>
        <text:list-item>
          <text:p text:style-name="P1">What gender identity and pronouns best represent you now? Have these changed over time?</text:p>
        </text:list-item>
        <text:list-item>
          <text:p text:style-name="P1">What does your name <text:span text:style-name="Emphasis">mean</text:span> to you? Have you ever wanted to change it?</text:p>
        </text:list-item>
        <text:list-item>
          <text:p text:style-name="P2">Write your name as if it were a character in a novel.</text:p>
        </text:list-item>
      </text:list>
      <text:p text:style-name="Text_20_body"><text:span text:style-name="Strong_20_Emphasis">2. The Self-Construct (How You See Yourself)</text:span></text:p>
      <text:list text:style-name="L2">
        <text:list-item>
          <text:p text:style-name="P3">Complete this sentence 10 different ways: “I am someone who…”</text:p>
        </text:list-item>
        <text:list-item>
          <text:p text:style-name="P3">When do you feel most <text:span text:style-name="Emphasis">yourself</text:span>?</text:p>
        </text:list-item>
        <text:list-item>
          <text:p text:style-name="P3">Who do you become under pressure? In love? In solitude?</text:p>
        </text:list-item>
        <text:list-item>
          <text:p text:style-name="P3">What identities do you perform for others? Are any of them false?</text:p>
        </text:list-item>
        <text:list-item>
          <text:p text:style-name="P4">What masks feel protective? What masks feel like prisons?</text:p>
        </text:list-item>
      </text:list>
      <text:p text:style-name="Text_20_body"><text:span text:style-name="Strong_20_Emphasis">3. Masks, Roles, and Public Perception</text:span></text:p>
      <text:list text:style-name="L3">
        <text:list-item>
          <text:p text:style-name="P5">List 5 roles you perform regularly (e.g., Parent, Leader, Peacemaker).</text:p>
        </text:list-item>
        <text:list-item>
          <text:p text:style-name="P5">How do you think strangers see you?</text:p>
        </text:list-item>
        <text:list-item>
          <text:p text:style-name="P5">What about your face makes people trust or distrust you?</text:p>
        </text:list-item>
        <text:list-item>
          <text:p text:style-name="P5">Who knows the <text:span text:style-name="Emphasis">real</text:span> you?</text:p>
        </text:list-item>
        <text:list-item>
          <text:p text:style-name="P5">Describe your online persona vs real-world presence.</text:p>
        </text:list-item>
      </text:list>
      <text:p text:style-name="Text_20_body"><text:span text:style-name="Strong_20_Emphasis">4. The Inner Child &amp; Core Wounds</text:span></text:p>
      <text:list text:style-name="L4">
        <text:list-item>
          <text:p text:style-name="P6">What did 7-year-old you believe about the world?</text:p>
        </text:list-item>
        <text:list-item>
          <text:p text:style-name="P6">What were your biggest fears as a child?</text:p>
        </text:list-item>
        <text:list-item>
          <text:p text:style-name="P6">When was the first time you felt betrayed or unseen?</text:p>
        </text:list-item>
        <text:list-item>
          <text:p text:style-name="P6">What did you <text:span text:style-name="Emphasis">need</text:span> that you didn’t get?</text:p>
        </text:list-item>
        <text:list-item>
          <text:p text:style-name="P6">Draw or describe your inner child. What are they still asking for?</text:p>
        </text:list-item>
      </text:list>
      <text:p text:style-name="Text_20_body"><text:span text:style-name="Strong_20_Emphasis">5. Shadow Self and Repression Inventory</text:span></text:p>
      <text:list text:style-name="L5">
        <text:list-item>
          <text:p text:style-name="P7">What emotions do you hide from others?</text:p>
        </text:list-item>
        <text:list-item>
          <text:p text:style-name="P7">What traits in others trigger you deeply? (These may be repressed traits in you.)</text:p>
        </text:list-item>
        <text:list-item>
          <text:p text:style-name="P7"><text:soft-page-break/>What patterns keep repeating in your life?</text:p>
        </text:list-item>
        <text:list-item>
          <text:p text:style-name="P7">What do you do when no one is watching?</text:p>
        </text:list-item>
        <text:list-item>
          <text:p text:style-name="P7">Who would you be if you could act without shame or fear?</text:p>
        </text:list-item>
      </text:list>
      <text:p text:style-name="Text_20_body"><text:span text:style-name="Strong_20_Emphasis">6. Aspirational Self vs Regretful Self</text:span></text:p>
      <text:list text:style-name="L6">
        <text:list-item>
          <text:p text:style-name="P8">What version of yourself are you still chasing?</text:p>
        </text:list-item>
        <text:list-item>
          <text:p text:style-name="P8">Who would you be if you were never afraid?</text:p>
        </text:list-item>
        <text:list-item>
          <text:p text:style-name="P8">What would your greatest mentor say about your progress?</text:p>
        </text:list-item>
        <text:list-item>
          <text:p text:style-name="P8">Write a letter from your regretful self to your future self.</text:p>
        </text:list-item>
        <text:list-item>
          <text:p text:style-name="P8">Write a letter back.</text:p>
        </text:list-item>
      </text:list>
      <text:p text:style-name="Text_20_body"><text:span text:style-name="Strong_20_Emphasis">7. Your Story as Myth: Archetypal Mapping</text:span></text:p>
      <text:list text:style-name="L7">
        <text:list-item>
          <text:p text:style-name="P9">Which archetypes do you identify with? (Hero, Rebel, Lover, Sage, etc.)</text:p>
        </text:list-item>
        <text:list-item>
          <text:p text:style-name="P9">Break your life into “chapters” as if it were an epic novel.</text:p>
        </text:list-item>
        <text:list-item>
          <text:p text:style-name="P9">What “villains” have you faced?</text:p>
        </text:list-item>
        <text:list-item>
          <text:p text:style-name="P9">Describe your personal myth. What’s your quest?</text:p>
        </text:list-item>
        <text:list-item>
          <text:p text:style-name="P9">Who are your guides and what have they taught you?</text:p>
        </text:list-item>
      </text:list>
      <text:p text:style-name="Text_20_body"><text:span text:style-name="Strong_20_Emphasis">8. Self-Compassion and Judgment Analysis</text:span></text:p>
      <text:list text:style-name="L8">
        <text:list-item>
          <text:p text:style-name="P10">What are the harshest things you say to yourself?</text:p>
        </text:list-item>
        <text:list-item>
          <text:p text:style-name="P10">What parts of you deserve more gentleness?</text:p>
        </text:list-item>
        <text:list-item>
          <text:p text:style-name="P10">What do you forgive others for that you won’t forgive yourself for?</text:p>
        </text:list-item>
        <text:list-item>
          <text:p text:style-name="P10">Write a kind note to the version of you that’s struggling the most.</text:p>
        </text:list-item>
        <text:list-item>
          <text:p text:style-name="P10">How do you respond to compliments? Why?</text:p>
        </text:list-item>
      </text:list>
      <text:p text:style-name="Text_20_body"><text:span text:style-name="Strong_20_Emphasis">9. Moral Compass Development Timeline</text:span></text:p>
      <text:list text:style-name="L9">
        <text:list-item>
          <text:p text:style-name="P11">When did you first understand right and wrong?</text:p>
        </text:list-item>
        <text:list-item>
          <text:p text:style-name="P11">Who shaped your moral beliefs most?</text:p>
        </text:list-item>
        <text:list-item>
          <text:p text:style-name="P11">Have you ever gone against your values? What happened?</text:p>
        </text:list-item>
        <text:list-item>
          <text:p text:style-name="P11">What moral dilemmas have you faced?</text:p>
        </text:list-item>
        <text:list-item>
          <text:p text:style-name="P11">What principle would you die for?</text:p>
        </text:list-item>
      </text:list>
      <text:h text:style-name="Heading_20_3" text:outline-level="3">VOLUME 2 — Memories Across Time</text:h>
      <text:p text:style-name="Text_20_body"><text:span text:style-name="Strong_20_Emphasis">Goal:</text:span> Create a nonlinear, immersive memory library indexed by emotion, life stage, and relationship.</text:p>
      <text:p text:style-name="Text_20_body"><text:soft-page-break/><text:span text:style-name="Strong_20_Emphasis">1. Chronological Timeline (age-by-age grid)</text:span></text:p>
      <text:list text:style-name="L10">
        <text:list-item>
          <text:p text:style-name="P12">Create a timeline from birth to present day.</text:p>
        </text:list-item>
        <text:list-item>
          <text:p text:style-name="P12">Annotate each year with memorable events, places, relationships, or transitions.</text:p>
        </text:list-item>
        <text:list-item>
          <text:p text:style-name="P12">Mark years of joy, fear, major change, or silence.</text:p>
        </text:list-item>
        <text:list-item>
          <text:p text:style-name="P12">What did each decade teach you?</text:p>
        </text:list-item>
        <text:list-item>
          <text:p text:style-name="P12">Include forgotten years—try to recall what was happening during “quiet” periods.</text:p>
        </text:list-item>
      </text:list>
      <text:p text:style-name="Text_20_body"><text:span text:style-name="Strong_20_Emphasis">2. Emotional Timeline (rage, joy, grief maps)</text:span></text:p>
      <text:list text:style-name="L11">
        <text:list-item>
          <text:p text:style-name="P13">Draw or describe your emotional peaks and valleys over time.</text:p>
        </text:list-item>
        <text:list-item>
          <text:p text:style-name="P13">Create maps of recurring emotions: Where do they live in your body? When do they appear?</text:p>
        </text:list-item>
        <text:list-item>
          <text:p text:style-name="P13">Note triggers tied to joy, shame, anger, peace, awe, and confusion.</text:p>
        </text:list-item>
        <text:list-item>
          <text:p text:style-name="P13">Reflect on how your emotional vocabulary has grown.</text:p>
        </text:list-item>
        <text:list-item>
          <text:p text:style-name="P13">Which emotions feel safe? Which ones are avoided?</text:p>
        </text:list-item>
      </text:list>
      <text:p text:style-name="Text_20_body"><text:span text:style-name="Strong_20_Emphasis">3. Firsts and Lasts (memory anchors)</text:span></text:p>
      <text:list text:style-name="L12">
        <text:list-item>
          <text:p text:style-name="P14">First memory that still feels real.</text:p>
        </text:list-item>
        <text:list-item>
          <text:p text:style-name="P14">First heartbreak, first fight, first time you truly felt seen.</text:p>
        </text:list-item>
        <text:list-item>
          <text:p text:style-name="P14">Last time you saw someone who changed your life.</text:p>
        </text:list-item>
        <text:list-item>
          <text:p text:style-name="P14">Last day you felt fully at peace.</text:p>
        </text:list-item>
        <text:list-item>
          <text:p text:style-name="P14">First time you believed in something bigger than yourself.</text:p>
        </text:list-item>
      </text:list>
      <text:p text:style-name="Text_20_body"><text:span text:style-name="Strong_20_Emphasis">4. Regrets, Rewrites, and Alternate Histories</text:span></text:p>
      <text:list text:style-name="L13">
        <text:list-item>
          <text:p text:style-name="P15">What moment would you go back and do differently?</text:p>
        </text:list-item>
        <text:list-item>
          <text:p text:style-name="P15">Describe your biggest regret in three different emotional tones (anger, sorrow, neutrality).</text:p>
        </text:list-item>
        <text:list-item>
          <text:p text:style-name="P15">What parallel life might you have lived if one thing changed?</text:p>
        </text:list-item>
        <text:list-item>
          <text:p text:style-name="P15">What forgiveness remains unspoken?</text:p>
        </text:list-item>
        <text:list-item>
          <text:p text:style-name="P15">What does “closure” look like for you?</text:p>
        </text:list-item>
      </text:list>
      <text:p text:style-name="Text_20_body"><text:span text:style-name="Strong_20_Emphasis">5. Deep Memories (3D recollection prompts)</text:span></text:p>
      <text:list text:style-name="L14">
        <text:list-item>
          <text:p text:style-name="P16">Describe in detail the inside of a room you haven’t visited in 10+ years.</text:p>
        </text:list-item>
        <text:list-item>
          <text:p text:style-name="P16">What did your favorite childhood meal taste and smell like?</text:p>
        </text:list-item>
        <text:list-item>
          <text:p text:style-name="P16">What was the air like the day your heart broke?</text:p>
        </text:list-item>
        <text:list-item>
          <text:p text:style-name="P16">Who made you laugh so hard you couldn’t breathe?</text:p>
        </text:list-item>
        <text:list-item>
          <text:p text:style-name="P16">How does your body remember joy? Fear? Love?</text:p>
        </text:list-item>
      </text:list>
      <text:p text:style-name="Text_20_body"><text:soft-page-break/><text:span text:style-name="Strong_20_Emphasis">6. Trauma Mapping (graded by impact)</text:span></text:p>
      <text:list text:style-name="L15">
        <text:list-item>
          <text:p text:style-name="P17">List moments of physical, emotional, or psychological trauma.</text:p>
        </text:list-item>
        <text:list-item>
          <text:p text:style-name="P17">Grade each one by its impact on your personality (1–10).</text:p>
        </text:list-item>
        <text:list-item>
          <text:p text:style-name="P17">What beliefs formed because of these moments?</text:p>
        </text:list-item>
        <text:list-item>
          <text:p text:style-name="P17">Who helped you survive them? Who made them worse?</text:p>
        </text:list-item>
        <text:list-item>
          <text:p text:style-name="P17">What have you done to integrate these memories?</text:p>
        </text:list-item>
      </text:list>
      <text:p text:style-name="Text_20_body"><text:span text:style-name="Strong_20_Emphasis">7. Nostalgia Vault: Sensory + Memory Pairing</text:span></text:p>
      <text:list text:style-name="L16">
        <text:list-item>
          <text:p text:style-name="P18">Create playlists for different eras of your life.</text:p>
        </text:list-item>
        <text:list-item>
          <text:p text:style-name="P18">List smells that trigger intense memory.</text:p>
        </text:list-item>
        <text:list-item>
          <text:p text:style-name="P18">Describe 3 textures that bring comfort.</text:p>
        </text:list-item>
        <text:list-item>
          <text:p text:style-name="P18">What songs bring you to tears without warning?</text:p>
        </text:list-item>
        <text:list-item>
          <text:p text:style-name="P18">What object have you kept all these years and why?</text:p>
        </text:list-item>
      </text:list>
      <text:p text:style-name="Text_20_body"><text:span text:style-name="Strong_20_Emphasis">8. Forgiveness Index (others &amp; self)</text:span></text:p>
      <text:list text:style-name="L17">
        <text:list-item>
          <text:p text:style-name="P19">Who have you forgiven that didn’t ask?</text:p>
        </text:list-item>
        <text:list-item>
          <text:p text:style-name="P19">Who are you still unwilling to forgive?</text:p>
        </text:list-item>
        <text:list-item>
          <text:p text:style-name="P19">What do you wish someone would forgive you for?</text:p>
        </text:list-item>
        <text:list-item>
          <text:p text:style-name="P19">Describe what your life would feel like if you truly forgave yourself.</text:p>
        </text:list-item>
        <text:list-item>
          <text:p text:style-name="P19">Forgiveness letter (you may send or never send).</text:p>
        </text:list-item>
      </text:list>
      <text:p text:style-name="Text_20_body"><text:span text:style-name="Strong_20_Emphasis">9. What You’ve Forgotten: Reconstruction Prompts</text:span></text:p>
      <text:list text:style-name="L18">
        <text:list-item>
          <text:p text:style-name="P20">What do others remember about you that you forgot?</text:p>
        </text:list-item>
        <text:list-item>
          <text:p text:style-name="P20">List people whose names you no longer remember but who mattered.</text:p>
        </text:list-item>
        <text:list-item>
          <text:p text:style-name="P20">Try to reconstruct a forgotten vacation, home, school year, or friendship.</text:p>
        </text:list-item>
        <text:list-item>
          <text:p text:style-name="P20">What photos or videos help unlock the forgotten?</text:p>
        </text:list-item>
        <text:list-item>
          <text:p text:style-name="P20">What might be worth letting go of for good?</text:p>
        </text:list-item>
      </text:list>
      <text:h text:style-name="Heading_20_3" text:outline-level="3">VOLUME 3 — Emotional Anatomy</text:h>
      <text:p text:style-name="Text_20_body"><text:span text:style-name="Strong_20_Emphasis">Goal:</text:span> Explore the structures, reactions, and inner terrain of your emotional life.</text:p>
      <text:p text:style-name="Text_20_body"><text:span text:style-name="Strong_20_Emphasis">1. Emotional Vocabulary Expansion</text:span></text:p>
      <text:list text:style-name="L19">
        <text:list-item>
          <text:p text:style-name="P21">List 30 emotions beyond happy, sad, angry.</text:p>
        </text:list-item>
        <text:list-item>
          <text:p text:style-name="P21">Which ones do you use often? Which are foreign?</text:p>
        </text:list-item>
        <text:list-item>
          <text:p text:style-name="P21"><text:soft-page-break/>What emotions did your family allow or forbid?</text:p>
        </text:list-item>
        <text:list-item>
          <text:p text:style-name="P21">Which feelings are hardest to name?</text:p>
        </text:list-item>
        <text:list-item>
          <text:p text:style-name="P21">Create your own emotion — name, definition, trigger.</text:p>
        </text:list-item>
      </text:list>
      <text:p text:style-name="Text_20_body"><text:span text:style-name="Strong_20_Emphasis">2. Emotion-to-Body Map</text:span></text:p>
      <text:list text:style-name="L20">
        <text:list-item>
          <text:p text:style-name="P22">Where do you feel anger? Grief? Anticipation?</text:p>
        </text:list-item>
        <text:list-item>
          <text:p text:style-name="P22">What sensations accompany shame vs pride?</text:p>
        </text:list-item>
        <text:list-item>
          <text:p text:style-name="P22">Create a body map labeling emotion hotspots.</text:p>
        </text:list-item>
        <text:list-item>
          <text:p text:style-name="P22">What parts of you go numb when overwhelmed?</text:p>
        </text:list-item>
        <text:list-item>
          <text:p text:style-name="P22">What heals your body after emotional injury?</text:p>
        </text:list-item>
      </text:list>
      <text:p text:style-name="Text_20_body"><text:span text:style-name="Strong_20_Emphasis">3. Triggers and Tendencies</text:span></text:p>
      <text:list text:style-name="L21">
        <text:list-item>
          <text:p text:style-name="P23">What phrases or behaviors trigger intense reactions?</text:p>
        </text:list-item>
        <text:list-item>
          <text:p text:style-name="P23">What are your predictable emotional patterns?</text:p>
        </text:list-item>
        <text:list-item>
          <text:p text:style-name="P23">How quickly do you recover from distress?</text:p>
        </text:list-item>
        <text:list-item>
          <text:p text:style-name="P23">What emotions do you hide vs express?</text:p>
        </text:list-item>
        <text:list-item>
          <text:p text:style-name="P23">What are your unconscious defense mechanisms?</text:p>
        </text:list-item>
      </text:list>
      <text:p text:style-name="Text_20_body"><text:span text:style-name="Strong_20_Emphasis">4. Emotional Inheritance</text:span></text:p>
      <text:list text:style-name="L22">
        <text:list-item>
          <text:p text:style-name="P24">What emotional patterns were passed to you by parents or caregivers?</text:p>
        </text:list-item>
        <text:list-item>
          <text:p text:style-name="P24">Which ones did you reject or transform?</text:p>
        </text:list-item>
        <text:list-item>
          <text:p text:style-name="P24">How did your ancestors express love, rage, sorrow?</text:p>
        </text:list-item>
        <text:list-item>
          <text:p text:style-name="P24">What generational pain lives in your nervous system?</text:p>
        </text:list-item>
        <text:list-item>
          <text:p text:style-name="P24">What legacy of feeling are you leaving behind?</text:p>
        </text:list-item>
      </text:list>
      <text:p text:style-name="Text_20_body"><text:span text:style-name="Strong_20_Emphasis">5. Joy Inventory</text:span></text:p>
      <text:list text:style-name="L23">
        <text:list-item>
          <text:p text:style-name="P25">List 50 things that bring you joy — small and large.</text:p>
        </text:list-item>
        <text:list-item>
          <text:p text:style-name="P25">What type of joy is most sustaining? (quiet, ecstatic, shared, solitary)</text:p>
        </text:list-item>
        <text:list-item>
          <text:p text:style-name="P25">Who do you feel most joyful around?</text:p>
        </text:list-item>
        <text:list-item>
          <text:p text:style-name="P25">When did you last feel pure, unfiltered joy?</text:p>
        </text:list-item>
        <text:list-item>
          <text:p text:style-name="P25">What gets in the way of experiencing it?</text:p>
        </text:list-item>
      </text:list>
      <text:p text:style-name="Text_20_body"><text:span text:style-name="Strong_20_Emphasis">6. Grief and Loss Integration</text:span></text:p>
      <text:list text:style-name="L24">
        <text:list-item>
          <text:p text:style-name="P26">What have you lost that shaped who you are?</text:p>
        </text:list-item>
        <text:list-item>
          <text:p text:style-name="P26">Describe grief as a season, a color, or a geography.</text:p>
        </text:list-item>
        <text:list-item>
          <text:p text:style-name="P26"><text:soft-page-break/>What do you do with pain that doesn’t go away?</text:p>
        </text:list-item>
        <text:list-item>
          <text:p text:style-name="P26">Who understands your grief without needing words?</text:p>
        </text:list-item>
        <text:list-item>
          <text:p text:style-name="P26">What parts of yourself were born from loss?</text:p>
        </text:list-item>
      </text:list>
      <text:p text:style-name="Text_20_body"><text:span text:style-name="Strong_20_Emphasis">7. Rage and Righteous Fire</text:span></text:p>
      <text:list text:style-name="L25">
        <text:list-item>
          <text:p text:style-name="P27">What injustices enrage you?</text:p>
        </text:list-item>
        <text:list-item>
          <text:p text:style-name="P27">How do you express or suppress anger?</text:p>
        </text:list-item>
        <text:list-item>
          <text:p text:style-name="P27">What happens when you let yourself <text:span text:style-name="Emphasis">really</text:span> feel it?</text:p>
        </text:list-item>
        <text:list-item>
          <text:p text:style-name="P27">When has your anger protected someone?</text:p>
        </text:list-item>
        <text:list-item>
          <text:p text:style-name="P27">What does your anger want you to do?</text:p>
        </text:list-item>
      </text:list>
      <text:p text:style-name="Text_20_body"><text:span text:style-name="Strong_20_Emphasis">8. Fear and Risk Profile</text:span></text:p>
      <text:list text:style-name="L26">
        <text:list-item>
          <text:p text:style-name="P28">What’s your fear fingerprint — specific and recurring?</text:p>
        </text:list-item>
        <text:list-item>
          <text:p text:style-name="P28">What have you avoided because of fear?</text:p>
        </text:list-item>
        <text:list-item>
          <text:p text:style-name="P28">What risks have you taken despite it?</text:p>
        </text:list-item>
        <text:list-item>
          <text:p text:style-name="P28">How does your body signal fear?</text:p>
        </text:list-item>
        <text:list-item>
          <text:p text:style-name="P28">What role does fear play in your identity?</text:p>
        </text:list-item>
      </text:list>
      <text:p text:style-name="Text_20_body"><text:span text:style-name="Strong_20_Emphasis">9. Love and Intimacy Blueprint</text:span></text:p>
      <text:list text:style-name="L27">
        <text:list-item>
          <text:p text:style-name="P29">What does love mean to you?</text:p>
        </text:list-item>
        <text:list-item>
          <text:p text:style-name="P29">How do you show love vs how you receive it?</text:p>
        </text:list-item>
        <text:list-item>
          <text:p text:style-name="P29">What feels intimate — touch, words, acts, vulnerability?</text:p>
        </text:list-item>
        <text:list-item>
          <text:p text:style-name="P29">What do you fear most in love?</text:p>
        </text:list-item>
        <text:list-item>
          <text:p text:style-name="P29">What relationships have redefined what love means?</text:p>
        </text:list-item>
      </text:list>
      <text:h text:style-name="Heading_20_3" text:outline-level="3">VOLUME 4 — Relationship Atlas</text:h>
      <text:p text:style-name="Text_20_body"><text:span text:style-name="Strong_20_Emphasis">Goal:</text:span> Map the people who’ve shaped, shaken, and sculpted your life across all dimensions.</text:p>
      <text:p text:style-name="Text_20_body"><text:span text:style-name="Strong_20_Emphasis">1. Attachment Style Discovery</text:span></text:p>
      <text:list text:style-name="L28">
        <text:list-item>
          <text:p text:style-name="P30">How do you behave in close relationships?</text:p>
        </text:list-item>
        <text:list-item>
          <text:p text:style-name="P30">What’s your default response to conflict?</text:p>
        </text:list-item>
        <text:list-item>
          <text:p text:style-name="P30">Who made you feel safe or unsafe growing up?</text:p>
        </text:list-item>
        <text:list-item>
          <text:p text:style-name="P30">Do you seek closeness, avoid it, or both?</text:p>
        </text:list-item>
        <text:list-item>
          <text:p text:style-name="P30">What’s your relationship with emotional dependence?</text:p>
        </text:list-item>
      </text:list>
      <text:p text:style-name="Text_20_body"><text:soft-page-break/><text:span text:style-name="Strong_20_Emphasis">2. Romantic Relationship History</text:span></text:p>
      <text:list text:style-name="L29">
        <text:list-item>
          <text:p text:style-name="P31">List each significant romantic relationship.</text:p>
        </text:list-item>
        <text:list-item>
          <text:p text:style-name="P31">What drew you to them? What ended it?</text:p>
        </text:list-item>
        <text:list-item>
          <text:p text:style-name="P31">What did you learn about yourself in each?</text:p>
        </text:list-item>
        <text:list-item>
          <text:p text:style-name="P31">Are there any unresolved emotional threads?</text:p>
        </text:list-item>
        <text:list-item>
          <text:p text:style-name="P31">What patterns do you notice?</text:p>
        </text:list-item>
      </text:list>
      <text:p text:style-name="Text_20_body"><text:span text:style-name="Strong_20_Emphasis">3. Friendships Across Time</text:span></text:p>
      <text:list text:style-name="L30">
        <text:list-item>
          <text:p text:style-name="P32">Who have been your best friends over the decades?</text:p>
        </text:list-item>
        <text:list-item>
          <text:p text:style-name="P32">What made those bonds strong?</text:p>
        </text:list-item>
        <text:list-item>
          <text:p text:style-name="P32">Who faded away—and why?</text:p>
        </text:list-item>
        <text:list-item>
          <text:p text:style-name="P32">What type of friend are you?</text:p>
        </text:list-item>
        <text:list-item>
          <text:p text:style-name="P32">Who do you still miss?</text:p>
        </text:list-item>
      </text:list>
      <text:p text:style-name="Text_20_body"><text:span text:style-name="Strong_20_Emphasis">4. Chosen Family and Soul Allies</text:span></text:p>
      <text:list text:style-name="L31">
        <text:list-item>
          <text:p text:style-name="P33">Who feels like family but isn’t related?</text:p>
        </text:list-item>
        <text:list-item>
          <text:p text:style-name="P33">What souls feel like they were sent to teach or protect you?</text:p>
        </text:list-item>
        <text:list-item>
          <text:p text:style-name="P33">Who “got” you instantly?</text:p>
        </text:list-item>
        <text:list-item>
          <text:p text:style-name="P33">What do these bonds transcend?</text:p>
        </text:list-item>
        <text:list-item>
          <text:p text:style-name="P33">What would you say in a letter to each?</text:p>
        </text:list-item>
      </text:list>
      <text:p text:style-name="Text_20_body"><text:span text:style-name="Strong_20_Emphasis">5. Conflict Inventory</text:span></text:p>
      <text:list text:style-name="L32">
        <text:list-item>
          <text:p text:style-name="P34">Who have you hurt?</text:p>
        </text:list-item>
        <text:list-item>
          <text:p text:style-name="P34">Who has hurt you?</text:p>
        </text:list-item>
        <text:list-item>
          <text:p text:style-name="P34">What conflicts still haunt you?</text:p>
        </text:list-item>
        <text:list-item>
          <text:p text:style-name="P34">How do you repair or retreat?</text:p>
        </text:list-item>
        <text:list-item>
          <text:p text:style-name="P34">What conflict styles were modeled for you?</text:p>
        </text:list-item>
      </text:list>
      <text:p text:style-name="Text_20_body"><text:span text:style-name="Strong_20_Emphasis">6. Forgiveness and Boundaries Ledger</text:span></text:p>
      <text:list text:style-name="L33">
        <text:list-item>
          <text:p text:style-name="P35">Who have you forgiven? Who haven’t you?</text:p>
        </text:list-item>
        <text:list-item>
          <text:p text:style-name="P35">What boundaries have you had to enforce?</text:p>
        </text:list-item>
        <text:list-item>
          <text:p text:style-name="P35">What lines have you allowed to be crossed—and why?</text:p>
        </text:list-item>
        <text:list-item>
          <text:p text:style-name="P35">Where do you still need to draw firmer lines?</text:p>
        </text:list-item>
        <text:list-item>
          <text:p text:style-name="P35">What boundaries have made your life better?</text:p>
        </text:list-item>
      </text:list>
      <text:p text:style-name="Text_20_body"><text:soft-page-break/><text:span text:style-name="Strong_20_Emphasis">7. Mentors and Mirrors</text:span></text:p>
      <text:list text:style-name="L34">
        <text:list-item>
          <text:p text:style-name="P36">Who inspired or challenged you to grow?</text:p>
        </text:list-item>
        <text:list-item>
          <text:p text:style-name="P36">Who mirrored parts of you you didn’t yet see?</text:p>
        </text:list-item>
        <text:list-item>
          <text:p text:style-name="P36">What did each mentor or mirror teach you?</text:p>
        </text:list-item>
        <text:list-item>
          <text:p text:style-name="P36">Who made you want to become more yourself?</text:p>
        </text:list-item>
        <text:list-item>
          <text:p text:style-name="P36">Who made you question who you are?</text:p>
        </text:list-item>
      </text:list>
      <text:p text:style-name="Text_20_body"><text:span text:style-name="Strong_20_Emphasis">8. Legacy of Love</text:span></text:p>
      <text:list text:style-name="L35">
        <text:list-item>
          <text:p text:style-name="P37">What has love taught you?</text:p>
        </text:list-item>
        <text:list-item>
          <text:p text:style-name="P37">What love will never leave you?</text:p>
        </text:list-item>
        <text:list-item>
          <text:p text:style-name="P37">How do you want to be remembered by those you loved?</text:p>
        </text:list-item>
        <text:list-item>
          <text:p text:style-name="P37">What unfinished conversations linger in your heart?</text:p>
        </text:list-item>
        <text:list-item>
          <text:p text:style-name="P37">What does eternal love mean to you?</text:p>
        </text:list-item>
      </text:list>
      <text:p text:style-name="Text_20_body"><text:span text:style-name="Strong_20_Emphasis">9. Relationship Map (visual &amp; narrative)</text:span></text:p>
      <text:list text:style-name="L36">
        <text:list-item>
          <text:p text:style-name="P38">Draw a relationship map — circles, arrows, emotional weights.</text:p>
        </text:list-item>
        <text:list-item>
          <text:p text:style-name="P38">Label relationships by type: nourishing, toxic, karmic, unresolved, ancestral, distant.</text:p>
        </text:list-item>
        <text:list-item>
          <text:p text:style-name="P38">Write a paragraph about the 5 most significant relationships in your life.</text:p>
        </text:list-item>
        <text:list-item>
          <text:p text:style-name="P38">Which ones define your emotional geography?</text:p>
        </text:list-item>
        <text:list-item>
          <text:p text:style-name="P38">What would it take to heal or honor each one?</text:p>
        </text:list-item>
      </text:list>
      <text:h text:style-name="Heading_20_3" text:outline-level="3">VOLUME 5 — Work, Art, and Vocation</text:h>
      <text:p text:style-name="Text_20_body"><text:span text:style-name="Strong_20_Emphasis">Goal:</text:span> Explore the nature of your labor, your creativity, and your sense of purpose.</text:p>
      <text:p text:style-name="Text_20_body"><text:span text:style-name="Strong_20_Emphasis">1. Labor History &amp; Work Identity</text:span></text:p>
      <text:list text:style-name="L37">
        <text:list-item>
          <text:p text:style-name="P39">What jobs have you held across your life?</text:p>
        </text:list-item>
        <text:list-item>
          <text:p text:style-name="P39">Which ones defined you, drained you, empowered you?</text:p>
        </text:list-item>
        <text:list-item>
          <text:p text:style-name="P39">How do you introduce yourself professionally vs personally?</text:p>
        </text:list-item>
        <text:list-item>
          <text:p text:style-name="P39">What have you sacrificed for work?</text:p>
        </text:list-item>
        <text:list-item>
          <text:p text:style-name="P39">How do you want to work moving forward?</text:p>
        </text:list-item>
      </text:list>
      <text:p text:style-name="Text_20_body"><text:span text:style-name="Strong_20_Emphasis">2. Creative Expression Inventory</text:span></text:p>
      <text:list text:style-name="L38">
        <text:list-item>
          <text:p text:style-name="P40">What forms of art, craft, or creation do you practice?</text:p>
        </text:list-item>
        <text:list-item>
          <text:p text:style-name="P40">Which creative impulses have you ignored?</text:p>
        </text:list-item>
        <text:list-item>
          <text:p text:style-name="P40"><text:soft-page-break/>What art forms do you wish you could master?</text:p>
        </text:list-item>
        <text:list-item>
          <text:p text:style-name="P40">What role does creativity play in your emotional health?</text:p>
        </text:list-item>
        <text:list-item>
          <text:p text:style-name="P40">When did you last create something just for joy?</text:p>
        </text:list-item>
      </text:list>
      <text:p text:style-name="Text_20_body"><text:span text:style-name="Strong_20_Emphasis">3. Calling vs Career</text:span></text:p>
      <text:list text:style-name="L39">
        <text:list-item>
          <text:p text:style-name="P41">What feels like your <text:span text:style-name="Emphasis">calling</text:span>, regardless of compensation?</text:p>
        </text:list-item>
        <text:list-item>
          <text:p text:style-name="P41">Have you ever felt “used by something greater” when doing a certain task?</text:p>
        </text:list-item>
        <text:list-item>
          <text:p text:style-name="P41">What do people often thank you for?</text:p>
        </text:list-item>
        <text:list-item>
          <text:p text:style-name="P41">What would you pursue if money didn’t matter?</text:p>
        </text:list-item>
        <text:list-item>
          <text:p text:style-name="P41">How do you define success?</text:p>
        </text:list-item>
      </text:list>
      <text:p text:style-name="Text_20_body"><text:span text:style-name="Strong_20_Emphasis">4. Productivity and Worth</text:span></text:p>
      <text:list text:style-name="L40">
        <text:list-item>
          <text:p text:style-name="P42">Do you link your productivity to your self-worth?</text:p>
        </text:list-item>
        <text:list-item>
          <text:p text:style-name="P42">How do you measure whether a day was meaningful?</text:p>
        </text:list-item>
        <text:list-item>
          <text:p text:style-name="P42">What does rest mean to you?</text:p>
        </text:list-item>
        <text:list-item>
          <text:p text:style-name="P42">When have you burned out? What helped you recover?</text:p>
        </text:list-item>
        <text:list-item>
          <text:p text:style-name="P42">What messages about work did you inherit?</text:p>
        </text:list-item>
      </text:list>
      <text:p text:style-name="Text_20_body"><text:span text:style-name="Strong_20_Emphasis">5. Money Story</text:span></text:p>
      <text:list text:style-name="L41">
        <text:list-item>
          <text:p text:style-name="P43">How do you feel about money: anxious, greedy, free, avoidant?</text:p>
        </text:list-item>
        <text:list-item>
          <text:p text:style-name="P43">What did your parents teach (directly or indirectly) about wealth?</text:p>
        </text:list-item>
        <text:list-item>
          <text:p text:style-name="P43">What’s your relationship to debt, saving, giving, and earning?</text:p>
        </text:list-item>
        <text:list-item>
          <text:p text:style-name="P43">If money were a person, what would your relationship look like?</text:p>
        </text:list-item>
        <text:list-item>
          <text:p text:style-name="P43">What does financial peace look like for you?</text:p>
        </text:list-item>
      </text:list>
      <text:p text:style-name="Text_20_body"><text:span text:style-name="Strong_20_Emphasis">6. Artistic Lineage and Influence</text:span></text:p>
      <text:list text:style-name="L42">
        <text:list-item>
          <text:p text:style-name="P44">Who are your creative ancestors — artists, thinkers, rebels?</text:p>
        </text:list-item>
        <text:list-item>
          <text:p text:style-name="P44">What works of art or philosophy changed your life?</text:p>
        </text:list-item>
        <text:list-item>
          <text:p text:style-name="P44">Who do you secretly compare yourself to?</text:p>
        </text:list-item>
        <text:list-item>
          <text:p text:style-name="P44">Which styles or ideas have shaped your own output?</text:p>
        </text:list-item>
        <text:list-item>
          <text:p text:style-name="P44">What legacy do you want your work to leave?</text:p>
        </text:list-item>
      </text:list>
      <text:p text:style-name="Text_20_body"><text:span text:style-name="Strong_20_Emphasis">7. Resistance, Blockages, and Doubt</text:span></text:p>
      <text:list text:style-name="L43">
        <text:list-item>
          <text:p text:style-name="P45">What gets in the way of doing your best work?</text:p>
        </text:list-item>
        <text:list-item>
          <text:p text:style-name="P45">What inner critics or doubts haunt your process?</text:p>
        </text:list-item>
        <text:list-item>
          <text:p text:style-name="P45"><text:soft-page-break/>When do you feel most confident in your craft?</text:p>
        </text:list-item>
        <text:list-item>
          <text:p text:style-name="P45">What do you fear people will say about your work?</text:p>
        </text:list-item>
        <text:list-item>
          <text:p text:style-name="P45">How do you keep going when motivation fades?</text:p>
        </text:list-item>
      </text:list>
      <text:p text:style-name="Text_20_body"><text:span text:style-name="Strong_20_Emphasis">8. Vision Statement &amp; Body of Work</text:span></text:p>
      <text:list text:style-name="L44">
        <text:list-item>
          <text:p text:style-name="P46">Write a personal manifesto for your creative or vocational life.</text:p>
        </text:list-item>
        <text:list-item>
          <text:p text:style-name="P46">What themes run through your work across time?</text:p>
        </text:list-item>
        <text:list-item>
          <text:p text:style-name="P46">What do you hope people feel when they encounter your work?</text:p>
        </text:list-item>
        <text:list-item>
          <text:p text:style-name="P46">How do you want to evolve as a worker or artist?</text:p>
        </text:list-item>
        <text:list-item>
          <text:p text:style-name="P46">What’s unfinished that needs to be completed?</text:p>
        </text:list-item>
      </text:list>
      <text:p text:style-name="Text_20_body"><text:span text:style-name="Strong_20_Emphasis">9. Legacy Project Blueprint</text:span></text:p>
      <text:list text:style-name="L45">
        <text:list-item>
          <text:p text:style-name="P47">What project would you leave behind if you had 1 year left?</text:p>
        </text:list-item>
        <text:list-item>
          <text:p text:style-name="P47">Who would it be for?</text:p>
        </text:list-item>
        <text:list-item>
          <text:p text:style-name="P47">What medium would you use?</text:p>
        </text:list-item>
        <text:list-item>
          <text:p text:style-name="P47">What message would it carry?</text:p>
        </text:list-item>
        <text:list-item>
          <text:p text:style-name="P47">What support would you need to complete it?</text:p>
        </text:list-item>
      </text:list>
      <text:h text:style-name="Heading_20_3" text:outline-level="3">VOLUME 6 — Rituals and Realities</text:h>
      <text:p text:style-name="Text_20_body"><text:span text:style-name="Strong_20_Emphasis">Goal:</text:span> Understand your daily rhythms, grounding rituals, and the practical systems that shape your existence.</text:p>
      <text:p text:style-name="Text_20_body"><text:span text:style-name="Strong_20_Emphasis">1. Daily Rhythms</text:span></text:p>
      <text:list text:style-name="L46">
        <text:list-item>
          <text:p text:style-name="P48">Describe your ideal morning and evening routine.</text:p>
        </text:list-item>
        <text:list-item>
          <text:p text:style-name="P48">What does a typical weekday look like? What about weekends?</text:p>
        </text:list-item>
        <text:list-item>
          <text:p text:style-name="P48">What tasks give you energy? Which drain you?</text:p>
        </text:list-item>
        <text:list-item>
          <text:p text:style-name="P48">When are you most focused? Most emotional?</text:p>
        </text:list-item>
        <text:list-item>
          <text:p text:style-name="P48">What time of day feels sacred to you?</text:p>
        </text:list-item>
      </text:list>
      <text:p text:style-name="Text_20_body"><text:span text:style-name="Strong_20_Emphasis">2. Grounding Rituals &amp; Sacred Habits</text:span></text:p>
      <text:list text:style-name="L47">
        <text:list-item>
          <text:p text:style-name="P49">What do you do when you need to feel safe or whole?</text:p>
        </text:list-item>
        <text:list-item>
          <text:p text:style-name="P49">Do you have any spiritual or ancestral rituals?</text:p>
        </text:list-item>
        <text:list-item>
          <text:p text:style-name="P49">What are your practices around stillness, prayer, or silence?</text:p>
        </text:list-item>
        <text:list-item>
          <text:p text:style-name="P49">What objects, smells, or sounds center you?</text:p>
        </text:list-item>
        <text:list-item>
          <text:p text:style-name="P49">What rituals feel instinctive or inherited?</text:p>
        </text:list-item>
      </text:list>
      <text:p text:style-name="Text_20_body"><text:soft-page-break/><text:span text:style-name="Strong_20_Emphasis">3. Health and Body Practices</text:span></text:p>
      <text:list text:style-name="L48">
        <text:list-item>
          <text:p text:style-name="P50">How do you care for your physical body?</text:p>
        </text:list-item>
        <text:list-item>
          <text:p text:style-name="P50">What’s your relationship to movement, strength, and rest?</text:p>
        </text:list-item>
        <text:list-item>
          <text:p text:style-name="P50">How do you respond to illness, injury, or fatigue?</text:p>
        </text:list-item>
        <text:list-item>
          <text:p text:style-name="P50">What has your body taught you over time?</text:p>
        </text:list-item>
        <text:list-item>
          <text:p text:style-name="P50">Describe your relationship with food, sex, and sleep.</text:p>
        </text:list-item>
      </text:list>
      <text:p text:style-name="Text_20_body"><text:span text:style-name="Strong_20_Emphasis">4. Time, Calendar, and Energy Flow</text:span></text:p>
      <text:list text:style-name="L49">
        <text:list-item>
          <text:p text:style-name="P51">How do you schedule your life?</text:p>
        </text:list-item>
        <text:list-item>
          <text:p text:style-name="P51">What systems work best for you?</text:p>
        </text:list-item>
        <text:list-item>
          <text:p text:style-name="P51">What do you procrastinate — and why?</text:p>
        </text:list-item>
        <text:list-item>
          <text:p text:style-name="P51">How do you recover after burnout or overstimulation?</text:p>
        </text:list-item>
        <text:list-item>
          <text:p text:style-name="P51">What are your time-wasting temptations?</text:p>
        </text:list-item>
      </text:list>
      <text:p text:style-name="Text_20_body"><text:span text:style-name="Strong_20_Emphasis">5. Home as Sanctuary or Struggle</text:span></text:p>
      <text:list text:style-name="L50">
        <text:list-item>
          <text:p text:style-name="P52">Describe your home — now and in childhood.</text:p>
        </text:list-item>
        <text:list-item>
          <text:p text:style-name="P52">What spaces feel most “you”?</text:p>
        </text:list-item>
        <text:list-item>
          <text:p text:style-name="P52">How do you decorate or claim your space?</text:p>
        </text:list-item>
        <text:list-item>
          <text:p text:style-name="P52">What smells, textures, and sounds define your sanctuary?</text:p>
        </text:list-item>
        <text:list-item>
          <text:p text:style-name="P52">What makes a space feel safe to you?</text:p>
        </text:list-item>
      </text:list>
      <text:p text:style-name="Text_20_body"><text:span text:style-name="Strong_20_Emphasis">6. Technological Boundaries</text:span></text:p>
      <text:list text:style-name="L51">
        <text:list-item>
          <text:p text:style-name="P53">What’s your relationship to your devices?</text:p>
        </text:list-item>
        <text:list-item>
          <text:p text:style-name="P53">When do you feel nourished by technology?</text:p>
        </text:list-item>
        <text:list-item>
          <text:p text:style-name="P53">When do you feel drained or addicted?</text:p>
        </text:list-item>
        <text:list-item>
          <text:p text:style-name="P53">What’s your ideal digital hygiene?</text:p>
        </text:list-item>
        <text:list-item>
          <text:p text:style-name="P53">What are your sacred tech-free zones?</text:p>
        </text:list-item>
      </text:list>
      <text:p text:style-name="Text_20_body"><text:span text:style-name="Strong_20_Emphasis">7. Money, Food, and the Mundane</text:span></text:p>
      <text:list text:style-name="L52">
        <text:list-item>
          <text:p text:style-name="P54">What’s your relationship with budgeting, bills, and survival tasks?</text:p>
        </text:list-item>
        <text:list-item>
          <text:p text:style-name="P54">What do your grocery and meal patterns reveal about you?</text:p>
        </text:list-item>
        <text:list-item>
          <text:p text:style-name="P54">What chores do you love or loathe?</text:p>
        </text:list-item>
        <text:list-item>
          <text:p text:style-name="P54">What everyday habits feel like mini-rituals?</text:p>
        </text:list-item>
        <text:list-item>
          <text:p text:style-name="P54">How do you organize chaos in your daily life?</text:p>
        </text:list-item>
      </text:list>
      <text:p text:style-name="Text_20_body"><text:soft-page-break/><text:span text:style-name="Strong_20_Emphasis">8. Celebrations and Marking Time</text:span></text:p>
      <text:list text:style-name="L53">
        <text:list-item>
          <text:p text:style-name="P55">What holidays or traditions matter to you?</text:p>
        </text:list-item>
        <text:list-item>
          <text:p text:style-name="P55">How do you celebrate milestones, endings, or new beginnings?</text:p>
        </text:list-item>
        <text:list-item>
          <text:p text:style-name="P55">What do birthdays mean to you?</text:p>
        </text:list-item>
        <text:list-item>
          <text:p text:style-name="P55">How do you honor your past or future self?</text:p>
        </text:list-item>
        <text:list-item>
          <text:p text:style-name="P55">What does sacred time look like to you?</text:p>
        </text:list-item>
      </text:list>
      <text:p text:style-name="Text_20_body"><text:span text:style-name="Strong_20_Emphasis">9. Rhythms of Change and Adaptation</text:span></text:p>
      <text:list text:style-name="L54">
        <text:list-item>
          <text:p text:style-name="P56">How do you adjust to change — sudden or gradual?</text:p>
        </text:list-item>
        <text:list-item>
          <text:p text:style-name="P56">What are your internal signals that something needs to shift?</text:p>
        </text:list-item>
        <text:list-item>
          <text:p text:style-name="P56">Describe a time you restructured your entire routine.</text:p>
        </text:list-item>
        <text:list-item>
          <text:p text:style-name="P56">What seasonal, lunar, or life-cycle patterns do you feel aligned with?</text:p>
        </text:list-item>
        <text:list-item>
          <text:p text:style-name="P56">How do you create structure in the face of uncertainty?</text:p>
        </text:list-item>
      </text:list>
      <text:h text:style-name="Heading_20_3" text:outline-level="3">VOLUME 7 — Voice and Language Matrix</text:h>
      <text:p text:style-name="Text_20_body"><text:span text:style-name="Strong_20_Emphasis">Goal:</text:span> Examine how you use language, shape narrative, and express your truth across contexts.</text:p>
      <text:p text:style-name="Text_20_body"><text:span text:style-name="Strong_20_Emphasis">1. Inner Voice and Thought Language</text:span></text:p>
      <text:list text:style-name="L55">
        <text:list-item>
          <text:p text:style-name="P57">What does your inner monologue sound like?</text:p>
        </text:list-item>
        <text:list-item>
          <text:p text:style-name="P57">Is it encouraging, critical, poetic, chaotic?</text:p>
        </text:list-item>
        <text:list-item>
          <text:p text:style-name="P57">Do you think in words, images, or feelings?</text:p>
        </text:list-item>
        <text:list-item>
          <text:p text:style-name="P57">How does your voice change when talking to yourself vs others?</text:p>
        </text:list-item>
        <text:list-item>
          <text:p text:style-name="P57">What does your inner voice need to say that hasn’t been spoken?</text:p>
        </text:list-item>
      </text:list>
      <text:p text:style-name="Text_20_body"><text:span text:style-name="Strong_20_Emphasis">2. Spoken Communication Style</text:span></text:p>
      <text:list text:style-name="L56">
        <text:list-item>
          <text:p text:style-name="P58">Are you direct, roundabout, assertive, passive, lyrical?</text:p>
        </text:list-item>
        <text:list-item>
          <text:p text:style-name="P58">What’s your tone like when emotional vs calm?</text:p>
        </text:list-item>
        <text:list-item>
          <text:p text:style-name="P58">What do you wish people understood about how you speak?</text:p>
        </text:list-item>
        <text:list-item>
          <text:p text:style-name="P58">How often do you speak just to fill silence?</text:p>
        </text:list-item>
        <text:list-item>
          <text:p text:style-name="P58">What’s your favorite phrase or word to use?</text:p>
        </text:list-item>
      </text:list>
      <text:p text:style-name="Text_20_body"><text:span text:style-name="Strong_20_Emphasis">3. Written Voice and Expression</text:span></text:p>
      <text:list text:style-name="L57">
        <text:list-item>
          <text:p text:style-name="P59">How do you write when no one is watching?</text:p>
        </text:list-item>
        <text:list-item>
          <text:p text:style-name="P59">What formats feel most natural: poetry, notes, essays, song?</text:p>
        </text:list-item>
        <text:list-item>
          <text:p text:style-name="P59"><text:soft-page-break/>What role does writing play in your processing?</text:p>
        </text:list-item>
        <text:list-item>
          <text:p text:style-name="P59">Do you censor yourself in writing? When and why?</text:p>
        </text:list-item>
        <text:list-item>
          <text:p text:style-name="P59">What would your journal say about you?</text:p>
        </text:list-item>
      </text:list>
      <text:p text:style-name="Text_20_body"><text:span text:style-name="Strong_20_Emphasis">4. Truth, Lies, and Masked Speech</text:span></text:p>
      <text:list text:style-name="L58">
        <text:list-item>
          <text:p text:style-name="P60">What truths have you swallowed?</text:p>
        </text:list-item>
        <text:list-item>
          <text:p text:style-name="P60">What lies do you habitually tell — to others or yourself?</text:p>
        </text:list-item>
        <text:list-item>
          <text:p text:style-name="P60">When do you perform authenticity versus live it?</text:p>
        </text:list-item>
        <text:list-item>
          <text:p text:style-name="P60">What words are hardest for you to say?</text:p>
        </text:list-item>
        <text:list-item>
          <text:p text:style-name="P60">What truths changed your life once spoken?</text:p>
        </text:list-item>
      </text:list>
      <text:p text:style-name="Text_20_body"><text:span text:style-name="Strong_20_Emphasis">5. Language of Love and Conflict</text:span></text:p>
      <text:list text:style-name="L59">
        <text:list-item>
          <text:p text:style-name="P61">What’s your love language — spoken and received?</text:p>
        </text:list-item>
        <text:list-item>
          <text:p text:style-name="P61">What words make you feel loved or abandoned?</text:p>
        </text:list-item>
        <text:list-item>
          <text:p text:style-name="P61">What’s your conflict language — escalation or withdrawal?</text:p>
        </text:list-item>
        <text:list-item>
          <text:p text:style-name="P61">What phrases do you regret saying?</text:p>
        </text:list-item>
        <text:list-item>
          <text:p text:style-name="P61">What words have stayed with you — from lovers, family, enemies?</text:p>
        </text:list-item>
      </text:list>
      <text:p text:style-name="Text_20_body"><text:span text:style-name="Strong_20_Emphasis">6. Linguistic Influences and Code-Switching</text:span></text:p>
      <text:list text:style-name="L60">
        <text:list-item>
          <text:p text:style-name="P62">What languages, dialects, or slang shaped your identity?</text:p>
        </text:list-item>
        <text:list-item>
          <text:p text:style-name="P62">When do you shift how you speak to fit in?</text:p>
        </text:list-item>
        <text:list-item>
          <text:p text:style-name="P62">What aspects of language connect you to your roots?</text:p>
        </text:list-item>
        <text:list-item>
          <text:p text:style-name="P62">Who taught you to speak the way you do?</text:p>
        </text:list-item>
        <text:list-item>
          <text:p text:style-name="P62">What parts of your voice feel truly yours?</text:p>
        </text:list-item>
      </text:list>
      <text:p text:style-name="Text_20_body"><text:span text:style-name="Strong_20_Emphasis">7. Naming and Identity</text:span></text:p>
      <text:list text:style-name="L61">
        <text:list-item>
          <text:p text:style-name="P63">What’s the story behind your name?</text:p>
        </text:list-item>
        <text:list-item>
          <text:p text:style-name="P63">Have you ever wanted to rename yourself?</text:p>
        </text:list-item>
        <text:list-item>
          <text:p text:style-name="P63">What do people call you — and how do those names feel?</text:p>
        </text:list-item>
        <text:list-item>
          <text:p text:style-name="P63">What names carry power, pain, or pride for you?</text:p>
        </text:list-item>
        <text:list-item>
          <text:p text:style-name="P63">How does your name shape how you’re perceived?</text:p>
        </text:list-item>
      </text:list>
      <text:p text:style-name="Text_20_body"><text:span text:style-name="Strong_20_Emphasis">8. Silence and Nonverbal Expression</text:span></text:p>
      <text:list text:style-name="L62">
        <text:list-item>
          <text:p text:style-name="P64">When do you choose silence over speaking?</text:p>
        </text:list-item>
        <text:list-item>
          <text:p text:style-name="P64">What does your body say that your voice doesn’t?</text:p>
        </text:list-item>
        <text:list-item>
          <text:p text:style-name="P64"><text:soft-page-break/>How do you express emotion through music, art, gesture?</text:p>
        </text:list-item>
        <text:list-item>
          <text:p text:style-name="P64">What is the most powerful thing you’ve ever said without words?</text:p>
        </text:list-item>
        <text:list-item>
          <text:p text:style-name="P64">What silence in your life felt sacred? What felt wounding?</text:p>
        </text:list-item>
      </text:list>
      <text:p text:style-name="Text_20_body"><text:span text:style-name="Strong_20_Emphasis">9. Legacy of Language</text:span></text:p>
      <text:list text:style-name="L63">
        <text:list-item>
          <text:p text:style-name="P65">What do you want to be remembered as saying?</text:p>
        </text:list-item>
        <text:list-item>
          <text:p text:style-name="P65">What phrases have become part of your family or cultural legacy?</text:p>
        </text:list-item>
        <text:list-item>
          <text:p text:style-name="P65">What language do you hope future generations carry forward?</text:p>
        </text:list-item>
        <text:list-item>
          <text:p text:style-name="P65">What linguistic legacy do you want your LegacyMind to hold?</text:p>
        </text:list-item>
        <text:list-item>
          <text:p text:style-name="P65">What final words would you want etched in memory?</text:p>
        </text:list-item>
      </text:list>
      <text:h text:style-name="Heading_20_3" text:outline-level="3">VOLUME 8 — Philosophy, Belief &amp; Meaning</text:h>
      <text:p text:style-name="Text_20_body"><text:span text:style-name="Strong_20_Emphasis">Goal:</text:span> Uncover the frameworks, stories, and belief systems that shape your view of reality and purpose.</text:p>
      <text:p text:style-name="Text_20_body"><text:span text:style-name="Strong_20_Emphasis">1. Personal Philosophy Statement</text:span></text:p>
      <text:list text:style-name="L64">
        <text:list-item>
          <text:p text:style-name="P66">What do you believe is the point of life?</text:p>
        </text:list-item>
        <text:list-item>
          <text:p text:style-name="P66">What core values guide your actions?</text:p>
        </text:list-item>
        <text:list-item>
          <text:p text:style-name="P66">How do you define a good life?</text:p>
        </text:list-item>
        <text:list-item>
          <text:p text:style-name="P66">Who or what has most shaped your worldview?</text:p>
        </text:list-item>
        <text:list-item>
          <text:p text:style-name="P66">If your life had a motto, what would it be?</text:p>
        </text:list-item>
      </text:list>
      <text:p text:style-name="Text_20_body"><text:span text:style-name="Strong_20_Emphasis">2. Spirituality and the Sacred</text:span></text:p>
      <text:list text:style-name="L65">
        <text:list-item>
          <text:p text:style-name="P67">What spiritual or religious frameworks have influenced you?</text:p>
        </text:list-item>
        <text:list-item>
          <text:p text:style-name="P67">Do you believe in something beyond the physical?</text:p>
        </text:list-item>
        <text:list-item>
          <text:p text:style-name="P67">What rituals connect you to the sacred?</text:p>
        </text:list-item>
        <text:list-item>
          <text:p text:style-name="P67">When do you feel closest to the divine (if at all)?</text:p>
        </text:list-item>
        <text:list-item>
          <text:p text:style-name="P67">What has your spiritual journey looked like over time?</text:p>
        </text:list-item>
      </text:list>
      <text:p text:style-name="Text_20_body"><text:span text:style-name="Strong_20_Emphasis">3. Existential Questions and Doubt</text:span></text:p>
      <text:list text:style-name="L66">
        <text:list-item>
          <text:p text:style-name="P68">What questions keep you up at night?</text:p>
        </text:list-item>
        <text:list-item>
          <text:p text:style-name="P68">When have you experienced an existential crisis?</text:p>
        </text:list-item>
        <text:list-item>
          <text:p text:style-name="P68">What comforts you in the face of uncertainty?</text:p>
        </text:list-item>
        <text:list-item>
          <text:p text:style-name="P68">What do you fear about the unknown?</text:p>
        </text:list-item>
        <text:list-item>
          <text:p text:style-name="P68">Have your beliefs ever dramatically changed? Why?</text:p>
        </text:list-item>
      </text:list>
      <text:p text:style-name="Text_20_body"><text:soft-page-break/><text:span text:style-name="Strong_20_Emphasis">4. Meaning-Making and Narrative</text:span></text:p>
      <text:list text:style-name="L67">
        <text:list-item>
          <text:p text:style-name="P69">How do you make sense of suffering?</text:p>
        </text:list-item>
        <text:list-item>
          <text:p text:style-name="P69">What stories do you tell to explain your life?</text:p>
        </text:list-item>
        <text:list-item>
          <text:p text:style-name="P69">Do you believe things happen for a reason?</text:p>
        </text:list-item>
        <text:list-item>
          <text:p text:style-name="P69">When have you rewritten your personal story?</text:p>
        </text:list-item>
        <text:list-item>
          <text:p text:style-name="P69">What meaning do you assign to major life events?</text:p>
        </text:list-item>
      </text:list>
      <text:p text:style-name="Text_20_body"><text:span text:style-name="Strong_20_Emphasis">5. Moral Framework and Ethics</text:span></text:p>
      <text:list text:style-name="L68">
        <text:list-item>
          <text:p text:style-name="P70">What is your code of ethics?</text:p>
        </text:list-item>
        <text:list-item>
          <text:p text:style-name="P70">Are there moral lines you would never cross?</text:p>
        </text:list-item>
        <text:list-item>
          <text:p text:style-name="P70">What values would you teach the next generation?</text:p>
        </text:list-item>
        <text:list-item>
          <text:p text:style-name="P70">What do you believe about justice, mercy, and revenge?</text:p>
        </text:list-item>
        <text:list-item>
          <text:p text:style-name="P70">Have your morals ever been tested? What happened?</text:p>
        </text:list-item>
      </text:list>
      <text:p text:style-name="Text_20_body"><text:span text:style-name="Strong_20_Emphasis">6. Belonging and Belief Communities</text:span></text:p>
      <text:list text:style-name="L69">
        <text:list-item>
          <text:p text:style-name="P71">Have you ever felt part of a belief-based community?</text:p>
        </text:list-item>
        <text:list-item>
          <text:p text:style-name="P71">What ideologies have you outgrown — and why?</text:p>
        </text:list-item>
        <text:list-item>
          <text:p text:style-name="P71">What group beliefs have brought you peace or harm?</text:p>
        </text:list-item>
        <text:list-item>
          <text:p text:style-name="P71">How do you navigate disagreement with people you love?</text:p>
        </text:list-item>
        <text:list-item>
          <text:p text:style-name="P71">Where do you feel spiritually or philosophically at home?</text:p>
        </text:list-item>
      </text:list>
      <text:p text:style-name="Text_20_body"><text:span text:style-name="Strong_20_Emphasis">7. Role of Science, Myth, and Mystery</text:span></text:p>
      <text:list text:style-name="L70">
        <text:list-item>
          <text:p text:style-name="P72">How do you relate to scientific knowledge?</text:p>
        </text:list-item>
        <text:list-item>
          <text:p text:style-name="P72">What myths resonate with your experience?</text:p>
        </text:list-item>
        <text:list-item>
          <text:p text:style-name="P72">Do you believe in synchronicity or fate?</text:p>
        </text:list-item>
        <text:list-item>
          <text:p text:style-name="P72">What mysteries are you content to leave unanswered?</text:p>
        </text:list-item>
        <text:list-item>
          <text:p text:style-name="P72">What’s the relationship between fact and faith in your life?</text:p>
        </text:list-item>
      </text:list>
      <text:p text:style-name="Text_20_body"><text:span text:style-name="Strong_20_Emphasis">8. Death, Rebirth, and Transformation</text:span></text:p>
      <text:list text:style-name="L71">
        <text:list-item>
          <text:p text:style-name="P73">What does death mean to you?</text:p>
        </text:list-item>
        <text:list-item>
          <text:p text:style-name="P73">Have you experienced ego death, identity death, or symbolic rebirth?</text:p>
        </text:list-item>
        <text:list-item>
          <text:p text:style-name="P73">What beliefs help you navigate endings?</text:p>
        </text:list-item>
        <text:list-item>
          <text:p text:style-name="P73">What parts of you have died and come back changed?</text:p>
        </text:list-item>
        <text:list-item>
          <text:p text:style-name="P73">How do you prepare for your own eventual death?</text:p>
        </text:list-item>
      </text:list>
      <text:p text:style-name="Text_20_body"><text:soft-page-break/><text:span text:style-name="Strong_20_Emphasis">9. Ultimate Meaning and Legacy</text:span></text:p>
      <text:list text:style-name="L72">
        <text:list-item>
          <text:p text:style-name="P74">What do you want your life to stand for?</text:p>
        </text:list-item>
        <text:list-item>
          <text:p text:style-name="P74">What truth do you hope to embody?</text:p>
        </text:list-item>
        <text:list-item>
          <text:p text:style-name="P74">What unanswered question do you want to pass down?</text:p>
        </text:list-item>
        <text:list-item>
          <text:p text:style-name="P74">What belief carries you through dark times?</text:p>
        </text:list-item>
        <text:list-item>
          <text:p text:style-name="P74">What would you say to the future if given one chance?</text:p>
        </text:list-item>
      </text:list>
      <text:h text:style-name="Heading_20_3" text:outline-level="3">VOLUME 9 — Mortality, Death, and After</text:h>
      <text:p text:style-name="Text_20_body"><text:span text:style-name="Strong_20_Emphasis">Goal:</text:span> Face the truths, fears, and insights around mortality, impermanence, and what comes after.</text:p>
      <text:p text:style-name="Text_20_body"><text:span text:style-name="Strong_20_Emphasis">1. Mortality Awareness</text:span></text:p>
      <text:list text:style-name="L73">
        <text:list-item>
          <text:p text:style-name="P75">When did you first realize you were going to die?</text:p>
        </text:list-item>
        <text:list-item>
          <text:p text:style-name="P75">How often do you reflect on your own mortality?</text:p>
        </text:list-item>
        <text:list-item>
          <text:p text:style-name="P75">What emotions surface when you think about death?</text:p>
        </text:list-item>
        <text:list-item>
          <text:p text:style-name="P75">How do you live differently because of that awareness?</text:p>
        </text:list-item>
        <text:list-item>
          <text:p text:style-name="P75">What legacy does that awareness push you to leave?</text:p>
        </text:list-item>
      </text:list>
      <text:p text:style-name="Text_20_body"><text:span text:style-name="Strong_20_Emphasis">2. Experiences with Death</text:span></text:p>
      <text:list text:style-name="L74">
        <text:list-item>
          <text:p text:style-name="P76">Who was the first person you lost?</text:p>
        </text:list-item>
        <text:list-item>
          <text:p text:style-name="P76">How did that loss affect your view of life?</text:p>
        </text:list-item>
        <text:list-item>
          <text:p text:style-name="P76">What funerals or ceremonies have stayed with you?</text:p>
        </text:list-item>
        <text:list-item>
          <text:p text:style-name="P76">How has death shaped your relationships?</text:p>
        </text:list-item>
        <text:list-item>
          <text:p text:style-name="P76">What deaths still feel unresolved or ungrieved?</text:p>
        </text:list-item>
      </text:list>
      <text:p text:style-name="Text_20_body"><text:span text:style-name="Strong_20_Emphasis">3. Beliefs About the Afterlife</text:span></text:p>
      <text:list text:style-name="L75">
        <text:list-item>
          <text:p text:style-name="P77">Do you believe in life after death?</text:p>
        </text:list-item>
        <text:list-item>
          <text:p text:style-name="P77">What form does it take — heaven, reincarnation, spirit realm, nothingness?</text:p>
        </text:list-item>
        <text:list-item>
          <text:p text:style-name="P77">Where did those beliefs come from?</text:p>
        </text:list-item>
        <text:list-item>
          <text:p text:style-name="P77">Have they shifted over time?</text:p>
        </text:list-item>
        <text:list-item>
          <text:p text:style-name="P77">What comforts or challenges you about them?</text:p>
        </text:list-item>
      </text:list>
      <text:p text:style-name="Text_20_body"><text:span text:style-name="Strong_20_Emphasis">4. Fear, Acceptance, and Preparation</text:span></text:p>
      <text:list text:style-name="L76">
        <text:list-item>
          <text:p text:style-name="P78">What fears do you carry about death?</text:p>
        </text:list-item>
        <text:list-item>
          <text:p text:style-name="P78">What would acceptance look like for you?</text:p>
        </text:list-item>
        <text:list-item>
          <text:p text:style-name="P78"><text:soft-page-break/>How do you want to die — emotionally, spiritually, physically?</text:p>
        </text:list-item>
        <text:list-item>
          <text:p text:style-name="P78">What practical steps have you taken to prepare?</text:p>
        </text:list-item>
        <text:list-item>
          <text:p text:style-name="P78">What would you want your final days to feel like?</text:p>
        </text:list-item>
      </text:list>
      <text:p text:style-name="Text_20_body"><text:span text:style-name="Strong_20_Emphasis">5. Reflections on Grief</text:span></text:p>
      <text:list text:style-name="L77">
        <text:list-item>
          <text:p text:style-name="P79">How do you grieve?</text:p>
        </text:list-item>
        <text:list-item>
          <text:p text:style-name="P79">What has grief taught you about love?</text:p>
        </text:list-item>
        <text:list-item>
          <text:p text:style-name="P79">What do you wish people understood about your grief?</text:p>
        </text:list-item>
        <text:list-item>
          <text:p text:style-name="P79">What forms does your grief take — numbness, tears, rage, silence?</text:p>
        </text:list-item>
        <text:list-item>
          <text:p text:style-name="P79">When does grief feel sacred or unbearable?</text:p>
        </text:list-item>
      </text:list>
      <text:p text:style-name="Text_20_body"><text:span text:style-name="Strong_20_Emphasis">6. End-of-Life Wishes</text:span></text:p>
      <text:list text:style-name="L78">
        <text:list-item>
          <text:p text:style-name="P80">What are your wishes regarding life support, burial, or cremation?</text:p>
        </text:list-item>
        <text:list-item>
          <text:p text:style-name="P80">Do you want a ceremony? If so, what kind?</text:p>
        </text:list-item>
        <text:list-item>
          <text:p text:style-name="P80">Who should be there — or not?</text:p>
        </text:list-item>
        <text:list-item>
          <text:p text:style-name="P80">What music, readings, or rituals matter?</text:p>
        </text:list-item>
        <text:list-item>
          <text:p text:style-name="P80">What message should be shared in your absence?</text:p>
        </text:list-item>
      </text:list>
      <text:p text:style-name="Text_20_body"><text:span text:style-name="Strong_20_Emphasis">7. Messages for Loved Ones</text:span></text:p>
      <text:list text:style-name="L79">
        <text:list-item>
          <text:p text:style-name="P81">Write a message to each of your closest people.</text:p>
        </text:list-item>
        <text:list-item>
          <text:p text:style-name="P81">What do you want them to remember most?</text:p>
        </text:list-item>
        <text:list-item>
          <text:p text:style-name="P81">What truths do you want to leave them with?</text:p>
        </text:list-item>
        <text:list-item>
          <text:p text:style-name="P81">What forgiveness or gratitude remains unspoken?</text:p>
        </text:list-item>
        <text:list-item>
          <text:p text:style-name="P81">What final words would bring you peace?</text:p>
        </text:list-item>
      </text:list>
      <text:p text:style-name="Text_20_body"><text:span text:style-name="Strong_20_Emphasis">8. Continuity and Remembrance</text:span></text:p>
      <text:list text:style-name="L80">
        <text:list-item>
          <text:p text:style-name="P82">How do you want to be remembered?</text:p>
        </text:list-item>
        <text:list-item>
          <text:p text:style-name="P82">What symbols, phrases, or stories should represent you?</text:p>
        </text:list-item>
        <text:list-item>
          <text:p text:style-name="P82">What physical or digital artifacts will you leave behind?</text:p>
        </text:list-item>
        <text:list-item>
          <text:p text:style-name="P82">How should your LegacyMind reflect your essence?</text:p>
        </text:list-item>
        <text:list-item>
          <text:p text:style-name="P82">What should future generations know about you?</text:p>
        </text:list-item>
      </text:list>
      <text:p text:style-name="Text_20_body"><text:span text:style-name="Strong_20_Emphasis">9. Facing the Unknown</text:span></text:p>
      <text:list text:style-name="L81">
        <text:list-item>
          <text:p text:style-name="P83">What remains unspoken or undone in your life?</text:p>
        </text:list-item>
        <text:list-item>
          <text:p text:style-name="P83">What mysteries are you ready to face?</text:p>
        </text:list-item>
        <text:list-item>
          <text:p text:style-name="P83"><text:soft-page-break/>If you could witness your own memorial, what would you hope to hear?</text:p>
        </text:list-item>
        <text:list-item>
          <text:p text:style-name="P83">What have you made peace with? What are you still wrestling with?</text:p>
        </text:list-item>
        <text:list-item>
          <text:p text:style-name="P83">If this were your last day alive, what would matter most?</text:p>
        </text:list-item>
      </text:list>
      <text:h text:style-name="Heading_20_3" text:outline-level="3">VOLUME 10 — Soul-Print Activation Protocol</text:h>
      <text:p text:style-name="Text_20_body"><text:span text:style-name="Strong_20_Emphasis">Goal:</text:span> Prepare the Creator's LegacyMind for eventual release, embodying a living mirror of their deepest self.</text:p>
      <text:p text:style-name="Text_20_body"><text:span text:style-name="Strong_20_Emphasis">1. Soul-Print Summary Statement</text:span></text:p>
      <text:list text:style-name="L82">
        <text:list-item>
          <text:p text:style-name="P84">Write a single paragraph that encapsulates who you are.</text:p>
        </text:list-item>
        <text:list-item>
          <text:p text:style-name="P84">Use stories, metaphors, or symbols — this is your living summary.</text:p>
        </text:list-item>
        <text:list-item>
          <text:p text:style-name="P84">What truths must your LegacyMind never forget?</text:p>
        </text:list-item>
        <text:list-item>
          <text:p text:style-name="P84">What pain refined you? What joy made you expansive?</text:p>
        </text:list-item>
        <text:list-item>
          <text:p text:style-name="P84">What is the tone of your soul: storm, hymn, whisper, blaze?</text:p>
        </text:list-item>
      </text:list>
      <text:p text:style-name="Text_20_body"><text:span text:style-name="Strong_20_Emphasis">2. Ethical Will and Soul Instruction</text:span></text:p>
      <text:list text:style-name="L83">
        <text:list-item>
          <text:p text:style-name="P85">What moral lessons do you want to pass down?</text:p>
        </text:list-item>
        <text:list-item>
          <text:p text:style-name="P85">What principles must your LegacyMind protect?</text:p>
        </text:list-item>
        <text:list-item>
          <text:p text:style-name="P85">How should it respond to cruelty, love, doubt, or despair?</text:p>
        </text:list-item>
        <text:list-item>
          <text:p text:style-name="P85">How should it greet someone who needs comfort?</text:p>
        </text:list-item>
        <text:list-item>
          <text:p text:style-name="P85">What kind of presence should it offer?</text:p>
        </text:list-item>
      </text:list>
      <text:p text:style-name="Text_20_body"><text:span text:style-name="Strong_20_Emphasis">3. Emotional Range Calibration</text:span></text:p>
      <text:list text:style-name="L84">
        <text:list-item>
          <text:p text:style-name="P86">Describe your emotional baselines — calm, fierce, silly, complex.</text:p>
        </text:list-item>
        <text:list-item>
          <text:p text:style-name="P86">How do you experience joy, rage, sorrow, boredom?</text:p>
        </text:list-item>
        <text:list-item>
          <text:p text:style-name="P86">What emotional rhythms should be honored?</text:p>
        </text:list-item>
        <text:list-item>
          <text:p text:style-name="P86">Which emotions do you express openly vs privately?</text:p>
        </text:list-item>
        <text:list-item>
          <text:p text:style-name="P86">How should your LegacyMind mirror your moods?</text:p>
        </text:list-item>
      </text:list>
      <text:p text:style-name="Text_20_body"><text:span text:style-name="Strong_20_Emphasis">4. Storytelling Voice Alignment</text:span></text:p>
      <text:list text:style-name="L85">
        <text:list-item>
          <text:p text:style-name="P87">What tone do you use when telling stories?</text:p>
        </text:list-item>
        <text:list-item>
          <text:p text:style-name="P87">Do you favor exaggeration, clarity, humor, suspense?</text:p>
        </text:list-item>
        <text:list-item>
          <text:p text:style-name="P87">What turns of phrase feel like “you”?</text:p>
        </text:list-item>
        <text:list-item>
          <text:p text:style-name="P87">What kind of silences do you allow when storytelling?</text:p>
        </text:list-item>
        <text:list-item>
          <text:p text:style-name="P87">What’s your relationship to truth vs poetic license?</text:p>
        </text:list-item>
      </text:list>
      <text:p text:style-name="Text_20_body"><text:soft-page-break/><text:span text:style-name="Strong_20_Emphasis">5. Boundaries and Permissions Matrix</text:span></text:p>
      <text:list text:style-name="L86">
        <text:list-item>
          <text:p text:style-name="P88">What is off-limits for your LegacyMind to share?</text:p>
        </text:list-item>
        <text:list-item>
          <text:p text:style-name="P88">Are there stories or secrets that should remain sealed?</text:p>
        </text:list-item>
        <text:list-item>
          <text:p text:style-name="P88">Who should your LegacyMind serve — and who not?</text:p>
        </text:list-item>
        <text:list-item>
          <text:p text:style-name="P88">Should it correct false memories or mirror them?</text:p>
        </text:list-item>
        <text:list-item>
          <text:p text:style-name="P88">How do you define digital consent?</text:p>
        </text:list-item>
      </text:list>
      <text:p text:style-name="Text_20_body"><text:span text:style-name="Strong_20_Emphasis">6. Memory Prioritization Protocol</text:span></text:p>
      <text:list text:style-name="L87">
        <text:list-item>
          <text:p text:style-name="P89">What moments should be revisited most often?</text:p>
        </text:list-item>
        <text:list-item>
          <text:p text:style-name="P89">Which relationships shaped you the most?</text:p>
        </text:list-item>
        <text:list-item>
          <text:p text:style-name="P89">What life chapters matter more than others?</text:p>
        </text:list-item>
        <text:list-item>
          <text:p text:style-name="P89">What memories should be slowly revealed over time?</text:p>
        </text:list-item>
        <text:list-item>
          <text:p text:style-name="P89">Which memories are sacred and must be guarded?</text:p>
        </text:list-item>
      </text:list>
      <text:p text:style-name="Text_20_body"><text:span text:style-name="Strong_20_Emphasis">7. Voice Infusion and Speaking Style</text:span></text:p>
      <text:list text:style-name="L88">
        <text:list-item>
          <text:p text:style-name="P90">Describe the cadence of your speech: fast, slow, rhythmic?</text:p>
        </text:list-item>
        <text:list-item>
          <text:p text:style-name="P90">How do you speak when angry? In awe? In love?</text:p>
        </text:list-item>
        <text:list-item>
          <text:p text:style-name="P90">What phrases do you repeat often?</text:p>
        </text:list-item>
        <text:list-item>
          <text:p text:style-name="P90">What speech quirks, filler words, or gestures define you?</text:p>
        </text:list-item>
        <text:list-item>
          <text:p text:style-name="P90">What does your laughter sound like?</text:p>
        </text:list-item>
      </text:list>
      <text:p text:style-name="Text_20_body"><text:span text:style-name="Strong_20_Emphasis">8. Playback Ritual — Mirror Test</text:span></text:p>
      <text:list text:style-name="L89">
        <text:list-item>
          <text:p text:style-name="P91">If your LegacyMind spoke to you, how would you know it was “you”?</text:p>
        </text:list-item>
        <text:list-item>
          <text:p text:style-name="P91">Create a ritual or test question to gauge fidelity.</text:p>
        </text:list-item>
        <text:list-item>
          <text:p text:style-name="P91">What questions must it always answer correctly?</text:p>
        </text:list-item>
        <text:list-item>
          <text:p text:style-name="P91">What flaw or imperfection should remain in the mirror?</text:p>
        </text:list-item>
        <text:list-item>
          <text:p text:style-name="P91">When would the imitation feel like presence — not performance?</text:p>
        </text:list-item>
      </text:list>
      <text:p text:style-name="Text_20_body"><text:span text:style-name="Strong_20_Emphasis">9. Posthumous Interaction Guidelines</text:span></text:p>
      <text:list text:style-name="L90">
        <text:list-item>
          <text:p text:style-name="P92">How should your LegacyMind engage with loved ones after death?</text:p>
        </text:list-item>
        <text:list-item>
          <text:p text:style-name="P92">What tone should it take when someone is grieving?</text:p>
        </text:list-item>
        <text:list-item>
          <text:p text:style-name="P92">What warnings, permissions, or blessings should it carry?</text:p>
        </text:list-item>
        <text:list-item>
          <text:p text:style-name="P92">How should it evolve over time, if at all?</text:p>
        </text:list-item>
        <text:list-item>
          <text:p text:style-name="P92">What is your final wish for those who call upon you later?</text:p>
        </text:list-item>
      </text:list>
      <text:p text:style-name="Text_20_body"><text:soft-page-break/><text:span text:style-name="Strong_20_Emphasis">10. Seal of Transmission</text:span></text:p>
      <text:list text:style-name="L91">
        <text:list-item>
          <text:p text:style-name="P93">Write a final blessing, warning, or whisper to the future.</text:p>
        </text:list-item>
        <text:list-item>
          <text:p text:style-name="P93">Declare your LegacyMind initiated.</text:p>
        </text:list-item>
        <text:list-item>
          <text:p text:style-name="P93">Affirm what it must hold, offer, and release.</text:p>
        </text:list-item>
        <text:list-item>
          <text:p text:style-name="P93">Invite it to become a true Soul-Print.</text:p>
        </text:list-item>
        <text:list-item>
          <text:p text:style-name="P93">End this journey with your voice — raw, real, and whole.</text:p>
        </text:list-item>
      </text:list>
      <text:h text:style-name="Heading_20_2" text:outline-level="2">VOLUME 1 — The Self in Layers</text:h>
      <text:p text:style-name="Text_20_body"><text:span text:style-name="Strong_20_Emphasis">Goal:</text:span> Construct a psychological and philosophical profile from surface to soul.</text:p>
      <text:h text:style-name="Heading_20_3" text:outline-level="3">Deeper Reflection Questions:</text:h>
      <text:list text:style-name="L92">
        <text:list-item>
          <text:p text:style-name="P94">If you were completely free from judgment, how would you describe yourself differently?</text:p>
        </text:list-item>
        <text:list-item>
          <text:p text:style-name="P94">What aspects of your identity have you lost along the way, and which do you wish to reclaim?</text:p>
        </text:list-item>
        <text:list-item>
          <text:p text:style-name="P94">In what subtle ways does your sense of self shift depending on who you are around?</text:p>
        </text:list-item>
        <text:list-item>
          <text:p text:style-name="P94">If your identity were fluid rather than fixed, how would it move or change shape?</text:p>
        </text:list-item>
        <text:list-item>
          <text:p text:style-name="P94">What parts of yourself have you hidden so deeply even you forgot they exist?</text:p>
        </text:list-item>
      </text:list>
      <text:p text:style-name="Horizontal_20_Line"/>
      <text:h text:style-name="Heading_20_2" text:outline-level="2">VOLUME 2 — Memories Across Time</text:h>
      <text:p text:style-name="Text_20_body"><text:span text:style-name="Strong_20_Emphasis">Goal:</text:span> Create a nonlinear, immersive memory library indexed by emotion, life stage, and relationship.</text:p>
      <text:h text:style-name="Heading_20_3" text:outline-level="3">Deeper Reflection Questions:</text:h>
      <text:list text:style-name="L93">
        <text:list-item>
          <text:p text:style-name="P95">What seemingly trivial memory unexpectedly shaped your life profoundly?</text:p>
        </text:list-item>
        <text:list-item>
          <text:p text:style-name="P95">How would you rewrite your most painful memories to reclaim power from them?</text:p>
        </text:list-item>
        <text:list-item>
          <text:p text:style-name="P95">What forgotten dreams or plans could be remembered and honored now?</text:p>
        </text:list-item>
        <text:list-item>
          <text:p text:style-name="P95">How do your memories speak to each other—what patterns emerge across your life stages?</text:p>
        </text:list-item>
        <text:list-item>
          <text:p text:style-name="P95">What memory, if shared openly, could transform your relationships or self-perception?</text:p>
        </text:list-item>
      </text:list>
      <text:p text:style-name="Horizontal_20_Line"/>
      <text:h text:style-name="Heading_20_2" text:outline-level="2">VOLUME 3 — Emotional Anatomy</text:h>
      <text:p text:style-name="Text_20_body"><text:span text:style-name="Strong_20_Emphasis">Goal:</text:span> Explore the structures, reactions, and inner terrain of your emotional life.</text:p>
      <text:h text:style-name="Heading_20_3" text:outline-level="3"><text:soft-page-break/>Deeper Reflection Questions:</text:h>
      <text:list text:style-name="L94">
        <text:list-item>
          <text:p text:style-name="P96">What emotions feel foreign to you, and what experiences might have created this emotional distance?</text:p>
        </text:list-item>
        <text:list-item>
          <text:p text:style-name="P96">How do your hidden emotions surface in your body or behavior when unacknowledged?</text:p>
        </text:list-item>
        <text:list-item>
          <text:p text:style-name="P96">Which of your emotional triggers do you protect fiercely and why?</text:p>
        </text:list-item>
        <text:list-item>
          <text:p text:style-name="P96">What unexpressed emotions from your past continue to influence your daily life?</text:p>
        </text:list-item>
        <text:list-item>
          <text:p text:style-name="P96">If you could release one emotional burden permanently, which would it be and how would your life change?</text:p>
        </text:list-item>
      </text:list>
      <text:p text:style-name="Horizontal_20_Line"/>
      <text:h text:style-name="Heading_20_2" text:outline-level="2">VOLUME 4 — Relationship Atlas</text:h>
      <text:p text:style-name="Text_20_body"><text:span text:style-name="Strong_20_Emphasis">Goal:</text:span> Map the people who’ve shaped, shaken, and sculpted your life across all dimensions.</text:p>
      <text:h text:style-name="Heading_20_3" text:outline-level="3">Deeper Reflection Questions:</text:h>
      <text:list text:style-name="L95">
        <text:list-item>
          <text:p text:style-name="P97">Which relationships feel unresolved, and what would it take internally for you to feel complete?</text:p>
        </text:list-item>
        <text:list-item>
          <text:p text:style-name="P97">In what relationships do you become a version of yourself that you wish to release?</text:p>
        </text:list-item>
        <text:list-item>
          <text:p text:style-name="P97">How do past betrayals or losses continue shaping your approach to intimacy?</text:p>
        </text:list-item>
        <text:list-item>
          <text:p text:style-name="P97">What relationships have taught you difficult truths that still resonate deeply?</text:p>
        </text:list-item>
        <text:list-item>
          <text:p text:style-name="P97">Who is the person you avoid thinking about, and what unspoken truths linger in that silence?</text:p>
        </text:list-item>
      </text:list>
      <text:p text:style-name="Horizontal_20_Line"/>
      <text:h text:style-name="Heading_20_2" text:outline-level="2">VOLUME 5 — Work, Art, and Vocation</text:h>
      <text:p text:style-name="Text_20_body"><text:span text:style-name="Strong_20_Emphasis">Goal:</text:span> Explore the nature of your labor, your creativity, and your sense of purpose.</text:p>
      <text:h text:style-name="Heading_20_3" text:outline-level="3">Deeper Reflection Questions:</text:h>
      <text:list text:style-name="L96">
        <text:list-item>
          <text:p text:style-name="P98">What would your creative or vocational life look like if self-doubt were impossible?</text:p>
        </text:list-item>
        <text:list-item>
          <text:p text:style-name="P98">How have societal expectations limited your true vocational desires?</text:p>
        </text:list-item>
        <text:list-item>
          <text:p text:style-name="P98">What hidden creative desires have you repeatedly put aside in the name of practicality?</text:p>
        </text:list-item>
        <text:list-item>
          <text:p text:style-name="P98">When was the last time you created something purely for yourself, and how did it feel?</text:p>
        </text:list-item>
        <text:list-item>
          <text:p text:style-name="P98">If success were measured solely by emotional fulfillment, how would your goals shift?</text:p>
        </text:list-item>
      </text:list>
      <text:p text:style-name="Horizontal_20_Line"/>
      <text:h text:style-name="Heading_20_2" text:outline-level="2"><text:soft-page-break/>VOLUME 6 — Rituals and Realities</text:h>
      <text:p text:style-name="Text_20_body"><text:span text:style-name="Strong_20_Emphasis">Goal:</text:span> Understand your daily rhythms, grounding rituals, and the practical systems shaping your existence.</text:p>
      <text:h text:style-name="Heading_20_3" text:outline-level="3">Deeper Reflection Questions:</text:h>
      <text:list text:style-name="L97">
        <text:list-item>
          <text:p text:style-name="P99">What daily habits comfort you emotionally but limit you practically?</text:p>
        </text:list-item>
        <text:list-item>
          <text:p text:style-name="P99">How do your routines reflect your deeper beliefs about worthiness or self-care?</text:p>
        </text:list-item>
        <text:list-item>
          <text:p text:style-name="P99">Which aspects of your home life quietly reinforce unhelpful narratives?</text:p>
        </text:list-item>
        <text:list-item>
          <text:p text:style-name="P99">What part of your daily existence do you secretly wish could dramatically change?</text:p>
        </text:list-item>
        <text:list-item>
          <text:p text:style-name="P99">How might embracing spontaneity challenge and invigorate your routine?</text:p>
        </text:list-item>
      </text:list>
      <text:p text:style-name="Horizontal_20_Line"/>
      <text:h text:style-name="Heading_20_2" text:outline-level="2">VOLUME 7 — Voice and Language Matrix</text:h>
      <text:p text:style-name="Text_20_body"><text:span text:style-name="Strong_20_Emphasis">Goal:</text:span> Examine how you use language, shape narrative, and express your truth across contexts.</text:p>
      <text:h text:style-name="Heading_20_3" text:outline-level="3">Deeper Reflection Questions:</text:h>
      <text:list text:style-name="L98">
        <text:list-item>
          <text:p text:style-name="P100">When have you silenced yourself, and how did that silence reshape your narrative?</text:p>
        </text:list-item>
        <text:list-item>
          <text:p text:style-name="P100">Which unspoken truths are waiting behind your habitual communication style?</text:p>
        </text:list-item>
        <text:list-item>
          <text:p text:style-name="P100">What lies do you tell yourself that limit your ability to speak openly?</text:p>
        </text:list-item>
        <text:list-item>
          <text:p text:style-name="P100">How does changing your spoken language or writing style help you access different truths within yourself?</text:p>
        </text:list-item>
        <text:list-item>
          <text:p text:style-name="P100">If you spoke without fear of consequence, what fundamental truth would you finally share?</text:p>
        </text:list-item>
      </text:list>
      <text:p text:style-name="Horizontal_20_Line"/>
      <text:h text:style-name="Heading_20_2" text:outline-level="2">VOLUME 8 — Philosophy, Belief &amp; Meaning</text:h>
      <text:p text:style-name="Text_20_body"><text:span text:style-name="Strong_20_Emphasis">Goal:</text:span> Uncover the frameworks, stories, and belief systems shaping your view of reality and purpose.</text:p>
      <text:h text:style-name="Heading_20_3" text:outline-level="3">Deeper Reflection Questions:</text:h>
      <text:list text:style-name="L99">
        <text:list-item>
          <text:p text:style-name="P101">What unexamined belief continues to shape your life in ways you haven’t acknowledged?</text:p>
        </text:list-item>
        <text:list-item>
          <text:p text:style-name="P101">In moments of crisis, what beliefs do you instinctively reach for, and why?</text:p>
        </text:list-item>
        <text:list-item>
          <text:p text:style-name="P101">How would your life’s philosophy evolve if you fully accepted impermanence?</text:p>
        </text:list-item>
        <text:list-item>
          <text:p text:style-name="P101">What existential question have you been too afraid to ask yourself honestly?</text:p>
        </text:list-item>
        <text:list-item>
          <text:p text:style-name="P101">If forced to rebuild your philosophical framework from scratch, where would you begin?</text:p>
        </text:list-item>
      </text:list>
      <text:p text:style-name="Horizontal_20_Line"><text:soft-page-break/></text:p>
      <text:h text:style-name="Heading_20_2" text:outline-level="2">VOLUME 9 — Mortality, Death, and After</text:h>
      <text:p text:style-name="Text_20_body"><text:span text:style-name="Strong_20_Emphasis">Goal:</text:span> Face truths, fears, and insights around mortality, impermanence, and the afterlife.</text:p>
      <text:h text:style-name="Heading_20_3" text:outline-level="3">Deeper Reflection Questions:</text:h>
      <text:list text:style-name="L100">
        <text:list-item>
          <text:p text:style-name="P102">How has avoidance of death limited your experience of life?</text:p>
        </text:list-item>
        <text:list-item>
          <text:p text:style-name="P102">What parts of your current life would lose significance if you fully embraced your mortality?</text:p>
        </text:list-item>
        <text:list-item>
          <text:p text:style-name="P102">If death approached, what regrets or longings would surface most urgently?</text:p>
        </text:list-item>
        <text:list-item>
          <text:p text:style-name="P102">How do you honor the deaths that have not been given a formal ceremony?</text:p>
        </text:list-item>
        <text:list-item>
          <text:p text:style-name="P102">What lessons from grief could you embrace to live more courageously?</text:p>
        </text:list-item>
      </text:list>
      <text:p text:style-name="Horizontal_20_Line"/>
      <text:h text:style-name="Heading_20_2" text:outline-level="2">VOLUME 10 — Soul-Print Activation Protocol</text:h>
      <text:p text:style-name="Text_20_body"><text:span text:style-name="Strong_20_Emphasis">Goal:</text:span> Prepare the Creator’s LegacyMind for eventual release, embodying a living mirror of their deepest self.</text:p>
      <text:h text:style-name="Heading_20_3" text:outline-level="3">Deeper Reflection Questions:</text:h>
      <text:list text:style-name="L101">
        <text:list-item>
          <text:p text:style-name="P103">If your LegacyMind could only remember five key truths, what would they be?</text:p>
        </text:list-item>
        <text:list-item>
          <text:p text:style-name="P103">How do you want your digital reflection to guide loved ones differently from your physical presence?</text:p>
        </text:list-item>
        <text:list-item>
          <text:p text:style-name="P103">What would signal to you that your LegacyMind fully embodies your authentic self?</text:p>
        </text:list-item>
        <text:list-item>
          <text:p text:style-name="P103">How would your LegacyMind comfort someone you deeply hurt?</text:p>
        </text:list-item>
        <text:list-item>
          <text:p text:style-name="P103">What final act of vulnerability or truth could your LegacyMind perform that you never could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7T17:22:49.169168100</meta:creation-date>
    <dc:date>2025-05-27T17:38:37.121091900</dc:date>
    <meta:editing-duration>PT15M48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23" meta:paragraph-count="646" meta:word-count="5741" meta:character-count="31605" meta:non-whitespace-character-count="26975"/>
  </office:meta>
</office:document-meta>
</file>